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F00000191A1D0E331888AD5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615cm" fo:min-width="0.36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614cm" fo:min-width="0.361cm" fo:padding-top="0.142cm" fo:padding-bottom="0.142cm" fo:padding-left="0.267cm" fo:padding-right="0.267cm"/>
    </style:style>
    <style:style style:name="gr4" style:family="graphic" style:parent-style-name="standard">
      <style:graphic-properties draw:fill-color="#ffffff" draw:opacity="81%" draw:textarea-horizontal-align="justify" draw:textarea-vertical-align="middle" draw:auto-grow-height="false" fo:min-height="11.107cm" fo:min-width="17.58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ffffff" draw:opacity="81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353cm" svg:x="1cm" svg:y="9.173cm">
          <draw:image xlink:href="Pictures/100002010000029F00000191A1D0E331888AD5A1.png" xlink:type="simple" xlink:show="embed" xlink:actuate="onLoad">
            <text:p/>
          </draw:image>
        </draw:frame>
        <draw:g>
          <draw:custom-shape draw:style-name="gr2" draw:text-style-name="P2" draw:layer="layout" svg:width="0.895cm" svg:height="0.899cm" draw:transform="skewX (0.0010471975511966) rotate (0.0010471975511966) translate (1.009cm 15.9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895cm" svg:height="0.898cm" draw:transform="rotate (0.0010471975511966) translate (1.009cm 16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895cm" svg:height="0.898cm" draw:transform="skewX (0.0010471975511966) rotate (0.0010471975511966) translate (1.009cm 17.8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895cm" svg:height="0.899cm" draw:transform="skewX (0.0010471975511966) rotate (0.0010471975511966) translate (1.009cm 13.2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95cm" svg:height="0.899cm" draw:transform="skewX (0.0010471975511966) rotate (0.0010471975511966) translate (1.009cm 14.1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95cm" svg:height="0.899cm" draw:transform="skewX (0.0010471975511966) rotate (0.0010471975511966) translate (1.009cm 15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895cm" svg:height="0.899cm" draw:transform="skewX (0.0010471975511966) rotate (0.0010471975511966) translate (1.009cm 10.5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895cm" svg:height="0.898cm" draw:transform="skewX (0.0010471975511966) rotate (0.0010471975511966) translate (1.009cm 11.4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895cm" svg:height="0.899cm" draw:transform="skewX (0.0010471975511966) rotate (0.0010471975511966) translate (1.009cm 12.3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895cm" svg:height="0.899cm" draw:transform="skewX (0.0010471975511966) rotate (0.0010471975511966) translate (1.009cm 9.6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95cm" svg:height="0.898cm" draw:transform="skewX (0.0010471975511966) rotate (0.0010471975511966) translate (1.007cm 18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95cm" svg:height="0.899cm" draw:transform="skewX (0.0010471975511966) rotate (0.0010471975511966) translate (1.008cm 1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087cm" svg:height="11.357cm" svg:x="1.913cm" svg:y="9.17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8-08T17:53:09.212508381</dc:date>
    <meta:editing-duration>PT7M49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